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/>
    <style:font-face style:name="OpenSymbol" svg:font-family="OpenSymbol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Table1" style:family="table" style:master-page-name="">
      <style:table-properties style:width="16.999cm" style:page-number="0" table:align="margins" style:shadow="none"/>
    </style:style>
    <style:style style:name="Table1.A" style:family="table-column">
      <style:table-column-properties style:column-width="1.416cm" style:rel-column-width="5461*"/>
    </style:style>
    <style:style style:name="Table1.1" style:family="table-row">
      <style:table-row-properties style:min-row-height="8.292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 style:writing-mode="tb-rl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 style:writing-mode="tb-rl"/>
    </style:style>
    <style:style style:name="Table1.L1" style:family="table-cell">
      <style:table-cell-properties fo:padding="0.097cm" fo:border="0.002cm solid #000000" style:writing-mode="tb-rl"/>
    </style:style>
    <style:style style:name="P1" style:family="paragraph" style:parent-style-name="Table_20_Contents">
      <style:paragraph-properties fo:text-align="start" style:justify-single-word="false" fo:background-color="transparent" style:shadow="none">
        <style:background-image/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 you know British Sign Language?</text:p>
      <text:p text:style-name="P3"/>
      <text:p text:style-name="P2"><text:span text:style-name="T2">If you do and want to earn £50 for ~6 hours work (split over 2 afternoons in week 10), please take a strip below and email me for more information</text:span></text:p>
      <text:p text:style-name="P2"><text:span text:style-name="T2"/></text:p>
      <text:p text:style-name="P2"><text:span text:style-name="T2">Thanks.</text:span></text:p>
      <text:p text:style-name="P2"><text:span text:style-name="T2"/></text:p>
      <table:table table:name="Table1" table:style-name="Table1">
        <table:table-column table:style-name="Table1.A" table:number-columns-repeated="12"/>
        <table:table-row table:style-name="Table1.1">
          <table:table-cell table:style-name="Table1.A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B1" office:value-type="string">
            <text:p text:style-name="P1">BSL work £50 for ~6hours work</text:p>
            <text:p text:style-name="P1">samwwwblack@gmail.com</text:p>
          </table:table-cell>
          <table:table-cell table:style-name="Table1.L1" office:value-type="string">
            <text:p text:style-name="P1">BSL work £50 for ~6hours work</text:p>
            <text:p text:style-name="P1">samwwwblack@gmail.com</text:p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OpenSymbol" svg:font-family="OpenSymbol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Liberation Sans2" style:font-size-asian="12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m Black</meta:initial-creator>
    <meta:creation-date>2008-11-20T11:35:30</meta:creation-date>
    <meta:document-statistic meta:table-count="1" meta:image-count="0" meta:object-count="0" meta:page-count="1" meta:paragraph-count="27" meta:word-count="121" meta:character-count="787"/>
    <dc:date>2008-11-20T11:50:57</dc:date>
    <dc:creator>Sam Black</dc:creator>
    <meta:editing-duration>PT00H15M28S</meta:editing-duration>
    <meta:editing-cycles>1</meta:editing-cycles>
    <meta:generator>OpenOffice.org/3.0$Linux OpenOffice.org_project/300m9$Build-9358</meta:generator>
  </office:meta>
</office:document-meta>
</file>